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text-properties style:font-name="Calibri"/>
    </style:style>
    <style:style style:name="P12" style:family="paragraph" style:parent-style-name="Heading" style:master-page-name="Standard">
      <style:paragraph-properties style:page-number="auto"/>
      <style:text-properties fo:language="pl" fo:country="PL"/>
    </style:style>
    <style:style style:name="P13" style:family="paragraph" style:parent-style-name="Heading_20_2">
      <style:text-properties fo:language="pl" fo:country="PL"/>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pl" fo:country="PL"/>
    </style:style>
    <style:style style:name="P16" style:family="paragraph" style:parent-style-name="Heading_20_2" style:list-style-name="WWNum4">
      <style:paragraph-properties fo:break-before="page"/>
      <style:text-properties fo:language="pl" fo:country="PL"/>
    </style:style>
    <style:style style:name="P17" style:family="paragraph" style:parent-style-name="Heading_20_3">
      <style:text-properties fo:language="pl" fo:country="PL"/>
    </style:style>
    <style:style style:name="P18" style:family="paragraph" style:parent-style-name="Text_20_body">
      <style:text-properties style:font-name="Calibri1"/>
    </style:style>
    <style:style style:name="P19" style:family="paragraph" style:parent-style-name="List_20_Paragraph" style:list-style-name="WWNum1">
      <style:text-properties fo:language="pl" fo:country="PL"/>
    </style:style>
    <style:style style:name="P20" style:family="paragraph" style:parent-style-name="List_20_Paragraph" style:list-style-name="WWNum2">
      <style:text-properties fo:language="pl" fo:country="PL"/>
    </style:style>
    <style:style style:name="P21" style:family="paragraph" style:parent-style-name="Dialog">
      <style:text-properties style:font-name="Calibri1"/>
    </style:style>
    <style:style style:name="P22" style:family="paragraph" style:parent-style-name="Dialog" style:list-style-name="L1"/>
    <style:style style:name="P2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rły na Krymie – tom I, „Elekcja Inaczej”</text:p>
      <text:list xml:id="list6031138289883595083" text:style-name="Outline">
        <text:list-item>
          <text:h text:style-name="P13"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0395912" text:continue-numbering="true" text:style-name="Outline">
        <text:list-item>
          <text:h text:style-name="P13" text:outline-level="1">Czego jeszcze potrzebujemy</text:h>
        </text:list-item>
      </text:list>
      <text:list xml:id="list8638658425937439070" text:style-name="WWNum1">
        <text:list-item>
          <text:p text:style-name="P19"><text:s/>przeczytać początek wątku „Elekcja 1673 inaczej”</text:p>
        </text:list-item>
        <text:list-item>
          <text:p text:style-name="P19">Dowiedzieć się więcej o organizacji wojsk Rzeczypospolitej w 2-giej poł. XVII wieku</text:p>
          <text:list>
            <text:list-item>
              <text:p text:style-name="P19">Źródłem może być gra wojenna „Ogniem i Mieczem”</text:p>
            </text:list-item>
          </text:list>
        </text:list-item>
        <text:list-item>
          <text:p text:style-name="P19">Dowiedzieć się więcej o wojnie Polsko-Tureckiej od 1672 roku</text:p>
        </text:list-item>
        <text:list-item>
          <text:p text:style-name="P19">Dowiedzieć się więcej o zwyczajach Rzeczypospolitej Szlacheckiej z 2-giej poł. XVII wieku, źródła:</text:p>
          <text:list>
            <text:list-item>
              <text:p text:style-name="P19">Strona internetowa Kadrinazi</text:p>
            </text:list-item>
            <text:list-item>
              <text:p text:style-name="P19">„Encyklopedia Staropolska” Glogera – może jest na internecie</text:p>
            </text:list-item>
            <text:list-item>
              <text:p text:style-name="P19">„Pamiętniki” Jana Chryzostoma Paska – może jest na internecie – jest w Google Books</text:p>
            </text:list-item>
            <text:list-item>
              <text:p text:style-name="P19">„Listy do Marysieńki” Króla Jana III Sobieskiego – może są na internecie</text:p>
            </text:list-item>
          </text:list>
        </text:list-item>
        <text:list-item>
          <text:p text:style-name="P19">Ewentualnie porozumieć się z głównymi uczestnikami wątku</text:p>
        </text:list-item>
      </text:list>
      <text:list xml:id="list40390326" text:continue-list="list40395912" text:style-name="Outline">
        <text:list-item>
          <text:h text:style-name="P13" text:outline-level="1">Postaci</text:h>
          <text:list>
            <text:list-item>
              <text:list>
                <text:list-item>
                  <text:h text:style-name="P17"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0366328" text:continue-numbering="true" text:style-name="Outline">
        <text:list-item>
          <text:list>
            <text:list-item>
              <text:list>
                <text:list-item>
                  <text:h text:style-name="P17"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0372879" text:continue-numbering="true" text:style-name="Outline">
        <text:list-item>
          <text:list>
            <text:list-item>
              <text:list>
                <text:list-item>
                  <text:h text:style-name="P17"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0375481" text:continue-numbering="true" text:style-name="Outline">
        <text:list-item>
          <text:h text:style-name="P13"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0380827" text:continue-numbering="true" text:style-name="Outline">
        <text:list-item>
          <text:list>
            <text:list-item>
              <text:list>
                <text:list-item>
                  <text:h text:style-name="P17" text:outline-level="3">Pytania do tego co już napisaliśmy</text:h>
                </text:list-item>
              </text:list>
            </text:list-item>
          </text:list>
        </text:list-item>
      </text:list>
      <text:list xml:id="list8765551492479910788" text:style-name="WWNum2">
        <text:list-item>
          <text:p text:style-name="P20">Jakie były działania wojsk polskich prowadzonych przez Hetmana Wlk. na Podolu podczas i tuż po oblężeniu Kamieńca? -&gt; Wyprawa Przeciwko Czambułom</text:p>
        </text:list-item>
        <text:list-item>
          <text:p text:style-name="P20">Kto mógł dowodzić silnym podjazdem, jakie były jego cele i dalsze losy? -&gt; Pośrednio Strażnik Kornny Bidziński, bezpośrednio pan Pruszkowski</text:p>
        </text:list-item>
        <text:list-item>
          <text:p text:style-name="P20">Jak wyglądały działania wojenne podczas elekcji? -&gt; rozejm Buczacki, konfederacja Gołąbska</text:p>
        </text:list-item>
        <text:list-item>
          <text:p text:style-name="P20">Jak wyglądały działania wojenne po elekcji? -&gt; Oblężenie Lwowa i Trembowli (nie jest ważne bo już nastąpił POD)</text:p>
        </text:list-item>
      </text:list>
      <text:p text:style-name="P1"/>
      <text:list xml:id="list40364104" text:continue-list="list40380827" text:style-name="Outline">
        <text:list-item>
          <text:list>
            <text:list-item>
              <text:list>
                <text:list-item>
                  <text:h text:style-name="P17"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5084029399624198815" text:style-name="WWNum4">
        <text:list-item>
          <text:h text:style-name="P16"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03</dc:date><text:p text:style-name="P23"><text:span text:style-name="T14">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0381953" text:continue-list="list40364104" text:style-name="Outline">
        <text:list-item text:start-value="2">
          <text:h text:style-name="P15"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oft-page-break/><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text:soft-page-break/>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11</dc:date><text:p text:style-name="P23"><text:span text:style-name="T14">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12</dc:date><text:p text:style-name="P23"><text:span text:style-name="T14">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12</dc:date><text:p text:style-name="P23"><text:span text:style-name="T14">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1"/>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text:soft-page-break/>-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 by grzeczny komput utrzymać, </text:span><office:annotation office:name="__Annotation__2319_2028586140"><dc:creator>nieznany</dc:creator><dc:date>2014-12-29T22:18:42.17</dc:date><text:p text:style-name="P23"><text:span text:style-name="T14">Poprawić to sformułowanie</text:span></text:p></office:annotation><text:span text:style-name="T6">dla króla Francji niezbyt znacząca być musiała,</text:span><office:annotation-end office:name="__Annotation__2319_2028586140"/><text:span text:style-name="T6"> i nawet tocząc wojnę z Cesarstwem, król Ludwik mógł ze swej wiecznie pusta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text:span><office:annotation office:name="__Annotation__2320_2028586140"><dc:creator>nieznany</dc:creator><dc:date>2014-12-29T22:19:08.17</dc:date><text:p text:style-name="P23"><text:span text:style-name="T14">Powtórka - poprawić</text:span></text:p></office:annotation><text:span text:style-name="T6">pozostają</text:span><office:annotation-end office:name="__Annotation__2320_2028586140"/><text:span text:style-name="T6"> pewną możliwością...</text:span></text:p>
      <text:p text:style-name="P9"/>
      <text:p text:style-name="P1"/>
      <text:list xml:id="list40381130" text:continue-numbering="true" text:style-name="Outline">
        <text:list-item>
          <text:h text:style-name="P14"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ć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e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text:span><office:annotation office:name="__Annotation__3245_993529513"><dc:creator>nieznany</dc:creator><dc:date>2015-01-22T20:00:37.22</dc:date><text:p text:style-name="P23"><text:span text:style-name="T14">Powtórzenie</text:span></text:p></office:annotation><text:span text:style-name="T6">ruszyli w stronę przedmościa</text:span><office:annotation-end office:name="__Annotation__3245_993529513"/><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list xml:id="list40374932" text:continue-numbering="true" text:style-name="Outline">
        <text:list-item>
          <text:h text:style-name="P14"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bardzo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9">Pan wojewoda Jabłonowski przekroczył próg karczmy, w kt<text:span text:style-name="T6">ó</text:span>rej przy jedynym zaj<text:span text:style-name="T6">ę</text:span>tym du<text:span text:style-name="T6">ż</text:span>ym stole po<text:span text:style-name="T6">ś</text:span>rodku izby siedzia<text:span text:style-name="T6">ł</text:span>o kilku znanych mu oficer<text:span text:style-name="T6">ó</text:span>w, a przede wszystkim pan hetman wielki koronny Jan Sobieski. Jego sekretarz wojenny, pan namiestnik Urba<text:span text:style-name="T6">ń</text:span>ski, dok<text:span text:style-name="T6">ł</text:span>ada<text:span text:style-name="T6">ł</text:span> w<text:span text:style-name="T6">ł</text:span>a<text:span text:style-name="T6">ś</text:span>nie do pieca. Pan genera<text:span text:style-name="T6">ł</text:span> K<text:span text:style-name="T6">ą</text:span>tski, dow<text:span text:style-name="T6">ó</text:span>dca artylerii koronnej, stawia<text:span text:style-name="T6">ł</text:span> na stole kocio<text:span text:style-name="T6">ł</text:span>ek z grzanym piwem. Karczmarza ani pozosta<text:span text:style-name="T6">ł</text:span>ej obs<text:span text:style-name="T6">ł</text:span>ugi nie by<text:span text:style-name="T6">ł</text:span>o nigdzie wida<text:span text:style-name="T6">ć</text:span>. Jab<text:span text:style-name="T6">ł</text:span>onowski pok<text:span text:style-name="T6">ł</text:span>oni<text:span text:style-name="T6">ł</text:span> si<text:span text:style-name="T6">ę</text:span> <text:s/>panu hetmanowi i pozosta<text:span text:style-name="T6">ł</text:span>ym obecnym. </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Dialog"><text:span text:style-name="T6">-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span></text:p>
      <text:p text:style-name="Dialog"><text:span text:style-name="T6">- Nie chcą walczyć wasi żołnierze bez pieniędzy, ha? Moje armaty bez prochu też nie chcą strzelać, ne c'est pas, a pieniądze na tę wojnę już nie ma - powiedział generał.</text:span></text:p>
      <text:p text:style-name="Dialog"><text:span text:style-name="T6">-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span></text:p>
      <text:p text:style-name="Dialog"><text:soft-page-break/><text:span text:style-name="T6">- To zależy od tego, kto królem zostanie. Jeśli wódz wielki, od wojska kochany, przez Turka obawiany, to po jednym zwycięstwie walnym wojna się skończyć może - rzekł pan Bidziński, na hetmana patrząc znacząco.</text:span></text:p>
      <text:p text:style-name="Dialog"><text:span text:style-name="T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span></text:p>
      <text:p text:style-name="Dialog"><text:span text:style-name="T6">- Tak i teraz, ktokolwiek królem nie zostanie - rzekł Sobieski patrząc na Bidzińskiego - ten problem będzie miał, bo zawsze ten problem był. Ale czemu ten problem miał, i król Michał, i król Jan Kazimierz, i król Zygmunt, jak w uczonych pismach czytamy?</text:span></text:p>
      <text:p text:style-name="Dialog"><text:span text:style-name="T6">- Bo szlachta podatków nie płaci... - cicho ozwał się Stanisław Morsztyn, jako ranny leżący w łożu między stołem a kominkiem.</text:span></text:p>
      <text:p text:style-name="Text_20_body"><text:span text:style-name="T6">Cisza zapadła w izbie, bo pan Stanisław powiedział coś, co każdy z zebranych myślał, ale czego się wypowiedzieć nie ważył.</text:span></text:p>
      <text:p text:style-name="Dialog"><text:span text:style-name="T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span></text:p>
      <text:p text:style-name="Dialog"><text:span text:style-name="T6">- To i z tym uchwalaniem różnie bywa - wtrącił Jabłonowski - jak sejm zerwą, to i nic nie uchwalą, choćby wróg u bram stał.</text:span></text:p>
      <text:p text:style-name="Dialog"><text:span text:style-name="T6">- Tak, zrywanie sejmów to kolejna sprawa, którą król następny zająć się musi - powiedział pan hetman.</text:span></text:p>
      <text:p text:style-name="Dialog"><text:span text:style-name="T6">- Liberum Veto jest jednak fundamentem wolności naszych - rzekł Jan Andrzej Morsztyn - w naszej Rzeczypospolitej, która jest domem dla wielu różnych prowincji, jest taki instrument potrzebny, bo inaczej absolutum dominium grozi, jak dowodzi pan Fredro.</text:span></text:p>
      <text:p text:style-name="Dialog"><text:span text:style-name="T6">- To może Liberum Veto jeno na czas wojny zawieszać, bo przecie inaczej o obronie obradować nie sposób - upierał się Jabłonowski.</text:span></text:p>
      <text:p text:style-name="Dialog"><text:span text:style-name="T6">- Byłby to sposób, który brać szlachecka zaakceptuje, aby wszystkie sejmy na czas wojny skonfederowanymi ogłaszać. A z panem Fredrą porozmawiać też muszę i o części naszych planów opowiedzieć - postanowił Sobieski.</text:span></text:p>
      <text:p text:style-name="Dialog"><text:span text:style-name="T6">- Czemu jednak brać szlachecka miała by zaaprobować konfederowanie sejmów i ograniczenie Liberum Veto? - drążył Morsztyn.</text:span></text:p>
      <text:p text:style-name="Dialog"><text:span text:style-name="T6">- Przedstawimy to na konwokacji jako pomysł na ograniczenie samowoli magnatów - zaproponował pan hetman - Też i inne zmiany, których dokonać musimy, tak ukażemy, to i łatwiej to panowie bracia przełkną.</text:span></text:p>
      <text:p text:style-name="Dialog"><text:span text:style-name="T6">-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span></text:p>
      <text:p text:style-name="Dialog"><text:span text:style-name="T6">- To już mi Makiawelowe plany podsuwacie - rzekł Sobieski.</text:span></text:p>
      <text:p text:style-name="Dialog"><text:span text:style-name="T6">- Nie waszej miłości, jeno królowi nowemu - sprostował pan Morsztyn - ale i to racja, że pasowałoby, aby to wasza miłość do elekcji stanęła. A bo to: szlachta kocha zwycięzcę nad Turkiem, dość ma wpływów habsburskich, co jeszcze waszmościowie powiecie?</text:span></text:p>
      <text:p text:style-name="Dialog"><text:soft-page-break/><text:span text:style-name="T6">- Jaśnie wielmożny pan hetman po swym obiorze godność monarszą i hetmańską połączy, a wzmocniwszy finanse wojskowe, na Turcję ruszy i wojnę łacno zakończy - Jabłonowski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span></text:p>
      <text:p text:style-name="Dialog"><text:span text:style-name="T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span></text:p>
      <text:p text:style-name="Dialog"><text:span text:style-name="T6">- Jak spiskować, to spiskować - Kątski opróżniwszy garniec nabrał zapału do planów politycznych - to już wprowadźmy na tron dynastię Sobieskich, wybierając jaśnie wielmożnego hetmana oraz jego syna na królów.</text:span></text:p>
      <text:p text:style-name="Dialog"><text:span text:style-name="T6">- Dynastia? - podniosły się oburzone głosy.</text:span></text:p>
      <text:p text:style-name="Dialog"><text:span text:style-name="T6">- A tak! Dynastia ma sens - upierał się Kątski - Primo, młodzieniec wychowany do rządzenia będzie wiedział jak rządzić w tym kraju. Secundo, żaden z naszych sąsiadów nie będzie się mieszał do elekcji.</text:span></text:p>
      <text:p text:style-name="Dialog"><text:span text:style-name="T6">- Waść nam to z matematyczną precyzją zalety wyłożysz, a tu trzeba elektorów na Woli przekonać.</text:span></text:p>
      <text:p text:style-name="Text_20_body"><text:span text:style-name="T6">Kątski napił się jeszcze grzańca i rzekł: </text:span></text:p>
      <text:p text:style-name="Dialog"><text:span text:style-name="T6">- Każdy z nas kraje zagraniczne dobrze zna i wie, jak tam się rządzi. To, co u nich działa, i w Rzeczypospolitej zadziałać musi, bo natura ludzka wszędzie jednaka.</text:span></text:p>
      <text:p text:style-name="Dialog"><text:span text:style-name="T6">- To może i podatki regularne od szlachty waść nam zaproponujesz, jak w tych zagranicznych tyraniach?! - zakrzyknął Bidziński - toż my tu nad tyranią dyskutujemy, co ostatni grosz z człowieka zdziera!</text:span></text:p>
      <text:p text:style-name="Dialog"><text:span text:style-name="T6">- A tak! Podatki szlachta płacić musi. Czemu teraz stałych podatków od szlachty nie ma?</text:span></text:p>
      <text:p text:style-name="Dialog"><text:span text:style-name="T6">- Bo kraju bronić mają!</text:span></text:p>
      <text:p text:style-name="Dialog"><text:span text:style-name="T6">- A bronią?</text:span></text:p>
      <text:p text:style-name="Dialog"><text:span text:style-name="T6">- Nie bronią, bo jak już się zbiorą, to politykują - odezwał się ze swego łoża pan Stanisław Morsztyn.</text:span></text:p>
      <text:p text:style-name="Text_20_body"><text:span text:style-name="T6">Znowu zapadła cisza. Każdy wiedział, że taka była prawda, a przykład najlepszy z niedawną konfederacją gołębiewską mieli.</text:span></text:p>
      <text:p text:style-name="Dialog"><text:span text:style-name="T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span></text:p>
      <text:p text:style-name="Dialog"><text:span text:style-name="T6">- Niech tak to zadziała: król przed sejmem odpowiada, gotówka przed sejmikami się rozlicza - Jan Andrzej Morsztyn miał już plan - to przedstawimy na elekcji, kto rozsądny, ten poprze, bo wzmocnienie finansowania wojska, brak twierdz, wielu przekona. Mniej rozsądnych sława kandydata naszego przekona. Opornych... tych możemy już teraz się spodziewać, wiemy kto oni... I zawczasu ich o spisek na wolności oskarżymy.</text:span></text:p>
      <text:p text:style-name="Dialog"><text:span text:style-name="T6">- I jak przyjdzie czas, z głosowania wyłączymy - wtrącił wojewoda Jabłonowski.</text:span></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Dialog"><text:span text:style-name="T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span></text:p>
      <text:p text:style-name="Dialog"><text:span text:style-name="T6">- Jednak na taką kampanię przed elekcją gotówki trzeba wiele - wtrącił pan Jan Andrzej Morsztyn - a ja ze skarbu nie dam, nawet gdyby w skarbie było. Cnotą nasz kandydat błyszczeć jak Cyncynat musi.</text:span></text:p>
      <text:p text:style-name="Dialog"><text:span text:style-name="T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span></text:p>
      <text:p text:style-name="Dialog"><text:span text:style-name="T6"><text:s/></text:span></text:p>
      <text:p text:style-name="Dialog"><text:span text:style-name="T6"/></text:p>
      <text:p text:style-name="Dialog"><text:span text:style-name="T6"/></text:p>
      <text:p text:style-name="Dialog"><text:span text:style-name="T6"/></text:p>
      <text:p text:style-name="Dialog"><text:span text:style-name="T6"/></text:p>
      <text:p text:style-name="Dialog"><text:span text:style-name="T6">Jan Andrzej Morsztyn - podskarbi wiellki koronny</text:span></text:p>
      <text:p text:style-name="Dialog"><text:span text:style-name="T6">Stanisław Morsztyn - ranny</text:span></text:p>
      <text:p text:style-name="Dialog"><text:span text:style-name="T6">Stefan Bidziński - ranny, strażnik wielki koronny <text:s/>strasznie w bitwie pod Chocimiem poobijany, jednak kolaską na to spotkanie przybyły</text:span></text:p>
      <text:p text:style-name="Dialog"><text:span text:style-name="T6"/></text:p>
      <text:p text:style-name="Dialog"><text:span text:style-name="T6"/></text:p>
      <text:p text:style-name="Text_20_body"/>
      <text:list xml:id="list7216728230002329063" text:style-name="L1">
        <text:list-item>
          <text:p text:style-name="P22">Przecie<text:span text:style-name="T6">ż</text:span><text:span text:style-name="T9"> jego wielmożność hetman litewski pobo</text:span><text:span text:style-name="T6">ż</text:span><text:span text:style-name="T9">ny wielce...</text:span></text:p>
        </text:list-item>
        <text:list-item>
          <text:p text:style-name="P22"><text:span text:style-name="T9">Pobo</text:span><text:span text:style-name="T6">ż</text:span><text:span text:style-name="T9">ny nie znaczy zbawiony – odpar</text:span><text:span text:style-name="T6">ł</text:span><text:span text:style-name="T9"> biskup</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62</meta:editing-cycles>
    <meta:creation-date>2014-08-22T08:05:00</meta:creation-date>
    <dc:date>2015-02-26T20:21:38.18</dc:date>
    <meta:editing-duration>P15DT19H42M1S</meta:editing-duration>
    <meta:generator>OpenOffice/4.1.1$Win32 OpenOffice.org_project/411m6$Build-9775</meta:generator>
    <meta:document-statistic meta:table-count="0" meta:image-count="0" meta:object-count="0" meta:page-count="34" meta:paragraph-count="361" meta:word-count="15234" meta:character-count="102535"/>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